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5-09-3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5-08-2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5-07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5-06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5-05-2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5-04-10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4-11-2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4-10-3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4-09-3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4-08-2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4-07-2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4-06-2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4-05-2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4-04-2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3-11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3-10-3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3-09-2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3-08-2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3-07-2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3-06-3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3-05-2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3-04-24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3-03-3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2-11-2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2-10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2-09-2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2-08-2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2-07-2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2-06-2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2-05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2-04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2-03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1-11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1-10-2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1-09-2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1-08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1-07-2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1-06-2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1-05-2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1-04-2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1-03-22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0-11-2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0-10-1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0-09-2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0-08-2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0-07-1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20-06-1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9-10-1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9-09-1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9-08-1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9-07-1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9-06-2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9-05-1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9-04-2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8-11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8-10-1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8-09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8-08-1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8-07-2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8-06-2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8-05-1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8-04-1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8-03-16 0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7-11-1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7-10-2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7-09-19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7-08-22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7-07-2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7-06-12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7-05-1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7-04-14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6-12-2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6-11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6-10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6-09-0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6-08-1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6-07-21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6-06-0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6-05-0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6-04-1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5-12-0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5-11-02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5-10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5-09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5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5-07-2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5-06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5-05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5-04-2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4-11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4-10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4-09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4-08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4-06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4-05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4-04-0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3-12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3-11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3-10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3-09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3-08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3-07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3-06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3-05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3-04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2-12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2-11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2-10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2-09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2-08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2-07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2-06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2-05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2-04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2-03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1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8-05-07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6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5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200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7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5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9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6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234</text:p>
          </table:table-cell>
          <table:table-cell office:value-type="string" calcext:value-type="string">
            <text:p>QBAA nr Le Sueur, MERLE MOSER</text:p>
          </table:table-cell>
          <table:table-cell office:value-type="string" calcext:value-type="string">
            <text:p>198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94" meta:object-count="0"/>
    <meta:user-defined meta:name="AppVersion">3.0</meta:user-defined>
  </office:meta>
</office:document-meta>
</file>